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e25" officeooo:paragraph-rsid="001d0e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Token :- ghp_cA4MOr9Zn0GBLjqkPFdUBMwTzhlXzL2WfAV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22:32:54.990483390</meta:creation-date>
    <dc:date>2021-08-15T22:33:05.566592671</dc:date>
    <meta:editing-duration>PT11S</meta:editing-duration>
    <meta:editing-cycles>1</meta:editing-cycles>
    <meta:document-statistic meta:table-count="0" meta:image-count="0" meta:object-count="0" meta:page-count="1" meta:paragraph-count="1" meta:word-count="4" meta:character-count="56" meta:non-whitespace-character-count="53"/>
    <meta:generator>LibreOffice/6.4.7.2$Linux_X86_64 LibreOffice_project/40$Build-2</meta:generator>
  </office:meta>
</office:document-meta>
</file>